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80000078051F83147.png"/>
  <manifest:file-entry manifest:media-type="image/png" manifest:full-path="Pictures/10000201000003D50000024D6201F3BB.png"/>
  <manifest:file-entry manifest:media-type="image/png" manifest:full-path="Pictures/100002010000034D0000034A2199F58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4.5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949cm" fo:min-width="1.958cm"/>
    </style:style>
    <style:style style:name="gr4" style:family="graphic" style:parent-style-name="standard">
      <style:graphic-properties draw:stroke="none" svg:stroke-color="#000000" draw:fill="none" draw:fill-color="#ffffff" fo:min-height="0.52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fo:min-height="1.424cm"/>
    </style:style>
    <style:style style:name="gr8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897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cm" svg:height="13.41cm" svg:x="6.25cm" svg:y="1.886cm">
          <draw:image xlink:href="Pictures/10000000000004380000078051F83147.png" xlink:type="simple" xlink:show="embed" xlink:actuate="onLoad">
            <text:p/>
          </draw:image>
        </draw:frame>
        <draw:frame draw:style-name="gr2" draw:text-style-name="P2" draw:layer="layout" svg:width="3.7cm" svg:height="1.199cm" svg:x="14.8cm" svg:y="3.85cm">
          <draw:text-box>
            <text:p><text:span text:style-name="T1">Planung:</text:span></text:p>
            <text:p><text:span text:style-name="T1">Start/Ende</text:span></text:p>
          </draw:text-box>
        </draw:frame>
        <draw:frame draw:style-name="gr3" draw:text-style-name="P2" draw:layer="layout" svg:width="2.458cm" svg:height="1.199cm" svg:x="14.342cm" svg:y="6.601cm">
          <draw:text-box>
            <text:p><text:span text:style-name="T1">Zeitplan-</text:span></text:p>
            <text:p><text:span text:style-name="T1">Diagramm</text:span></text:p>
          </draw:text-box>
        </draw:frame>
        <draw:frame draw:style-name="gr4" draw:text-style-name="P2" draw:layer="layout" svg:width="3.7cm" svg:height="0.771cm" svg:x="14.7cm" svg:y="8.85cm">
          <draw:text-box>
            <text:p><text:span text:style-name="T1">Medi-Daten</text:span></text:p>
          </draw:text-box>
        </draw:frame>
        <draw:frame draw:style-name="gr2" draw:text-style-name="P2" draw:layer="layout" svg:width="4.101cm" svg:height="1.199cm" svg:x="8.153cm" svg:y="15.367cm">
          <draw:text-box>
            <text:p><text:span text:style-name="T1">tippen = Mutation</text:span></text:p>
          </draw:text-box>
        </draw:frame>
        <draw:line draw:style-name="gr5" draw:text-style-name="P1" draw:layer="layout" svg:x1="15cm" svg:y1="4.4cm" svg:x2="12.577cm" svg:y2="4.39cm">
          <text:p/>
        </draw:line>
        <draw:line draw:style-name="gr5" draw:text-style-name="P1" draw:layer="layout" svg:x1="14.8cm" svg:y1="9.15cm" svg:x2="13.75cm" svg:y2="9.15cm">
          <text:p/>
        </draw:line>
        <draw:line draw:style-name="gr5" draw:text-style-name="P1" draw:layer="layout" svg:x1="8.925cm" svg:y1="15.412cm" svg:x2="8.5cm" svg:y2="13.55cm">
          <text:p/>
        </draw:line>
        <draw:custom-shape draw:style-name="gr6" draw:text-style-name="P1" draw:layer="layout" svg:width="0.493cm" svg:height="3.859cm" svg:x="13.876cm" svg:y="5.219cm">
          <text:p/>
          <draw:enhanced-geometry svg:viewBox="0 0 21600 21600" draw:glue-points="0 0 0 21600 21600 10800" draw:text-areas="0 ?f9 7800 ?f10" draw:type="right-brace" draw:modifiers="1800 10990.259067357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3" draw:layer="layout" svg:width="5.425cm" svg:height="2.147cm" svg:x="14.316cm" svg:y="10.636cm">
          <draw:text-box>
            <text:p text:style-name="P3"><text:span text:style-name="T1">Knopf:</text:span></text:p>
            <text:p text:style-name="P3"><text:span text:style-name="T1">bunte Farbe = </text:span></text:p>
            <text:p text:style-name="P3"><text:span text:style-name="T1"><text:s text:c="10"/></text:span><text:span text:style-name="T1">Kauf geplant,</text:span></text:p>
            <text:p text:style-name="P3"><text:span text:style-name="T1">tippen = gekauft</text:span></text:p>
          </draw:text-box>
        </draw:frame>
        <draw:line draw:style-name="gr5" draw:text-style-name="P1" draw:layer="layout" svg:x1="14.412cm" svg:y1="11.016cm" svg:x2="12.101cm" svg:y2="11.595cm">
          <text:p/>
        </draw:line>
      </draw:page>
      <draw:page draw:name="page2" draw:style-name="dp1" draw:master-page-name="Standard">
        <draw:frame draw:style-name="gr8" draw:text-style-name="P1" draw:layer="layout" svg:width="18.999cm" svg:height="11.406cm" svg:x="0.981cm" svg:y="8.81cm">
          <draw:image xlink:href="Pictures/10000201000003D50000024D6201F3BB.png" xlink:type="simple" xlink:show="embed" xlink:actuate="onLoad">
            <text:p/>
          </draw:image>
        </draw:frame>
        <draw:frame draw:style-name="gr2" draw:text-style-name="P2" draw:layer="layout" svg:width="3.7cm" svg:height="1.199cm" svg:x="2.7cm" svg:y="6.9cm">
          <draw:text-box>
            <text:p><text:span text:style-name="T1">auf Balken tippen: Details</text:span></text:p>
          </draw:text-box>
        </draw:frame>
        <draw:line draw:style-name="gr5" draw:text-style-name="P1" draw:layer="layout" svg:x1="4.15cm" svg:y1="8.05cm" svg:x2="4.9cm" svg:y2="12.4cm">
          <text:p/>
        </draw:line>
      </draw:page>
      <draw:page draw:name="page3" draw:style-name="dp1" draw:master-page-name="Standard">
        <draw:frame draw:style-name="gr8" draw:text-style-name="P1" draw:layer="layout" svg:width="18.999cm" svg:height="18.931cm" svg:x="0.981cm" svg:y="5.047cm">
          <draw:image xlink:href="Pictures/100002010000034D0000034A2199F58A.png" xlink:type="simple" xlink:show="embed" xlink:actuate="onLoad">
            <text:p/>
          </draw:image>
        </draw:frame>
        <draw:frame draw:style-name="gr9" draw:text-style-name="P2" draw:layer="layout" svg:width="5.95cm" svg:height="2.147cm" svg:x="2.05cm" svg:y="2.15cm">
          <draw:text-box>
            <text:p><text:span text:style-name="T1">auf Balken tippen: Medi.Daten mutier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uli Anderegg</meta:initial-creator>
    <meta:creation-date>2017-02-02T09:44:32.24</meta:creation-date>
    <dc:date>2017-02-03T10:59:07.45</dc:date>
    <dc:creator>Hansuli Anderegg</dc:creator>
    <meta:editing-duration>PT27M45S</meta:editing-duration>
    <meta:editing-cycles>2</meta:editing-cycles>
    <meta:generator>OpenOffice/4.1.1$Win32 OpenOffice.org_project/411m6$Build-9775</meta:generator>
    <meta:document-statistic meta:object-count="16"/>
  </office:meta>
</office:document-meta>
</file>